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668e8"/>
    </style:style>
    <style:style style:name="P2" style:family="paragraph" style:parent-style-name="Standard">
      <style:text-properties style:text-underline-style="solid" style:text-underline-width="auto" style:text-underline-color="font-color" officeooo:rsid="000668e8" officeooo:paragraph-rsid="000668e8"/>
    </style:style>
    <style:style style:name="P3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20416" officeooo:paragraph-rsid="000668e8"/>
    </style:style>
    <style:style style:name="P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rsid="0018bdf2" officeooo:paragraph-rsid="000668e8"/>
    </style:style>
    <style:style style:name="P5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paragraph-rsid="000668e8"/>
    </style:style>
    <style:style style:name="P6" style:family="paragraph" style:parent-style-name="Standard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20416" officeooo:paragraph-rsid="000668e8"/>
    </style:style>
    <style:style style:name="P7" style:family="paragraph" style:parent-style-name="Standard">
      <style:text-properties officeooo:paragraph-rsid="000668e8"/>
    </style:style>
    <style:style style:name="P8" style:family="paragraph" style:parent-style-name="Text_20_body">
      <style:text-properties style:text-underline-style="solid" style:text-underline-width="auto" style:text-underline-color="font-color" officeooo:paragraph-rsid="000668e8"/>
    </style:style>
    <style:style style:name="P9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20416" officeooo:paragraph-rsid="000668e8"/>
    </style:style>
    <style:style style:name="P10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paragraph-rsid="000668e8"/>
    </style:style>
    <style:style style:name="P11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20416" officeooo:paragraph-rsid="000668e8"/>
    </style:style>
    <style:style style:name="P12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bdaac" officeooo:paragraph-rsid="000668e8"/>
    </style:style>
    <style:style style:name="P13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d7ad8" officeooo:paragraph-rsid="000668e8"/>
    </style:style>
    <style:style style:name="P14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paragraph-rsid="000668e8"/>
    </style:style>
    <style:style style:name="P15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none" fo:font-weight="normal" officeooo:rsid="00120416" officeooo:paragraph-rsid="000668e8"/>
    </style:style>
    <style:style style:name="P16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none" fo:font-weight="normal" officeooo:rsid="001bdaac" officeooo:paragraph-rsid="000668e8"/>
    </style:style>
    <style:style style:name="P17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none" fo:font-weight="normal" officeooo:rsid="001d7ad8" officeooo:paragraph-rsid="000668e8"/>
    </style:style>
    <style:style style:name="P18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none" fo:font-weight="normal" officeooo:rsid="00282988" officeooo:paragraph-rsid="000668e8"/>
    </style:style>
    <style:style style:name="P19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none" fo:font-weight="normal" officeooo:rsid="00234b13" officeooo:paragraph-rsid="000668e8"/>
    </style:style>
    <style:style style:name="P20" style:family="paragraph" style:parent-style-name="Text_20_body">
      <style:text-properties fo:font-variant="normal" fo:text-transform="none" fo:color="#24292e" style:font-name="apple-system" fo:font-size="12pt" fo:letter-spacing="normal" fo:font-style="normal" style:text-underline-style="none" fo:font-weight="normal" officeooo:paragraph-rsid="000668e8"/>
    </style:style>
    <style:style style:name="P21" style:family="paragraph" style:parent-style-name="Text_20_body">
      <style:text-properties style:text-underline-style="none" officeooo:paragraph-rsid="000668e8"/>
    </style:style>
    <style:style style:name="P22" style:family="paragraph" style:parent-style-name="Text_20_body">
      <style:text-properties officeooo:paragraph-rsid="000668e8"/>
    </style:style>
    <style:style style:name="P23" style:family="paragraph" style:parent-style-name="Text_20_body">
      <style:paragraph-properties fo:margin-top="0cm" fo:margin-bottom="0cm" loext:contextual-spacing="false" fo:orphans="2" fo:widows="2"/>
      <style:text-properties officeooo:paragraph-rsid="000668e8"/>
    </style:style>
    <style:style style:name="T1" style:family="text">
      <style:text-properties officeooo:rsid="00120416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20416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18bdf2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bdaac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21702d"/>
    </style:style>
    <style:style style:name="T7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20416"/>
    </style:style>
    <style:style style:name="T9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d7ad8"/>
    </style:style>
    <style:style style:name="T10" style:family="text"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1e1da9"/>
    </style:style>
    <style:style style:name="T11" style:family="text">
      <style:text-properties officeooo:rsid="002829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 1.</text:p>
      <text:p text:style-name="P2">MYSQL QUERIES.</text:p>
      <text:p text:style-name="P2"/>
      <text:p text:style-name="P2">Nhlalwenhle W.G Gumede.</text:p>
      <text:p text:style-name="P2"/>
      <text:p text:style-name="P1"/>
      <text:p text:style-name="P1"/>
      <text:p text:style-name="P1"><text:span text:style-name="T1">7. </text:span><text:span text:style-name="T2">SELECT ALL records from table Customers.</text:span></text:p>
      <text:p text:style-name="P5"/>
      <text:p text:style-name="P5">SELECT * FROM Customers;</text:p>
      <text:p text:style-name="P5"/>
      <text:p text:style-name="P1"><text:span text:style-name="T3">8. </text:span><text:span text:style-name="T2">SELECT records only from the name column in the Customers table.</text:span></text:p>
      <text:p text:style-name="P6"/>
      <text:p text:style-name="P3">SELECT DISTINCT FirstName FROM Customers;</text:p>
      <text:p text:style-name="P3"/>
      <text:p text:style-name="P6">9. Show the name of the Customer whose CustomerID is 1.</text:p>
      <text:p text:style-name="P3"/>
      <text:p text:style-name="P3">SELECT DISTINCT FirstName FROM Customers WHERE Customer_id=1;</text:p>
      <text:p text:style-name="P7"/>
      <text:p text:style-name="P1"><text:span text:style-name="T1">10. </text:span><text:span text:style-name="T2">UPDATE the record for CustomerID =1 on the Customer table so that the name is "Lerato Mabitso".</text:span></text:p>
      <text:p text:style-name="P5"/>
      <text:p text:style-name="P5">UPDATE Customers,</text:p>
      <text:p text:style-name="P5">SET FirstName = 'Lerato', LastName = 'Mabitso',</text:p>
      <text:p text:style-name="P5">WHERE Customer_id = 1;</text:p>
      <text:p text:style-name="P5"/>
      <text:p text:style-name="P4">To check if Custer_id 1’s records have changed.</text:p>
      <text:p text:style-name="P5">SELECT DISTINCT FirstName FROM Customers WHERE Customer_id=1;</text:p>
      <text:p text:style-name="P7"><text:span text:style-name="T2">SELECT DISTINCT </text:span><text:span text:style-name="T4">La</text:span><text:span text:style-name="T2">stName FROM Customers WHERE Customer_id=1;</text:span></text:p>
      <text:p text:style-name="P5"/>
      <text:p text:style-name="P5"/>
      <text:p text:style-name="P1"><text:span text:style-name="T3">11. </text:span><text:span text:style-name="T2">DELETE the record from the Customers table for customer 2 (CustomerID = 2).</text:span></text:p>
      <text:p text:style-name="P23"/>
      <text:p text:style-name="P23">SET FOREIGN_KEY_CHECKS=0</text:p>
      <text:p text:style-name="P23"/>
      <text:p text:style-name="P23">DELETE FROM Customers WHERE Customer_id= 2;</text:p>
      <text:p text:style-name="P23"/>
      <text:p text:style-name="P8"><text:span text:style-name="T1">12. </text:span><text:span text:style-name="T2">Select all unique values from the table Products.</text:span></text:p>
      <text:p text:style-name="P10">SELECT DISTINCT* FROM Products;</text:p>
      <text:p text:style-name="P10"/>
      <text:p text:style-name="P11">13. Return the MAXIMUM payment made on the PAYMENTS table.</text:p>
      <text:p text:style-name="P9">SELECT MAX(Amount) FROM Payments;</text:p>
      <text:p text:style-name="P9"/>
      <text:p text:style-name="P11"><text:soft-page-break/>14. Create a query that selects all customers from the "Customers" table, sorted by the "Country" column.</text:p>
      <text:p text:style-name="P15">SELECT *</text:p>
      <text:p text:style-name="P15">FROM Customers</text:p>
      <text:p text:style-name="P15">ORDER BY 'Country';</text:p>
      <text:p text:style-name="P11"/>
      <text:p text:style-name="P22"><text:span text:style-name="T8">15. </text:span><text:span text:style-name="T7">Create a query that selects all Products with a price BETWEEN R100 and R600.</text:span></text:p>
      <text:p text:style-name="P16">SELECT * FROM Products WHERE BuyPrice BETWEEN 100 AND 600;</text:p>
      <text:p text:style-name="P12"/>
      <text:p text:style-name="P8"><text:span text:style-name="T5">16.</text:span><text:span text:style-name="T2">Create a query that selects all fields from "Customers" where country is "Germany" AND city is "Berlin".</text:span></text:p>
      <text:p text:style-name="P20">SELECT * FROM Customers WHERE Country ='Germany' AND City = 'Berlin';</text:p>
      <text:p text:style-name="P14"/>
      <text:p text:style-name="P21"><text:span text:style-name="T9">17.</text:span><text:span text:style-name="T7">Create a query that selects all fields from "Customers" where city is "Cape Town" OR "Durban".</text:span></text:p>
      <text:p text:style-name="P17">SELECT * FROM Customers WHERE City ='Cape town' OR City = 'Durban';</text:p>
      <text:p text:style-name="P13"/>
      <text:p text:style-name="P21"><text:span text:style-name="T9">18.</text:span><text:span text:style-name="T7">Select all records from Products where the Price is GREATER than R500.</text:span></text:p>
      <text:p text:style-name="P14"/>
      <text:p text:style-name="P14">SELECT* FROM Products WHERE BuyPrice&gt;500;</text:p>
      <text:p text:style-name="P21"><text:span text:style-name="T9">19.</text:span><text:span text:style-name="T7">Return the sum of the Amounts on the Payments table.</text:span></text:p>
      <text:p text:style-name="P20">SELECT SUM(Amount) as atotal</text:p>
      <text:p text:style-name="P20">FROM Payments;</text:p>
      <text:p text:style-name="P21"><text:span text:style-name="T9">20.</text:span><text:span text:style-name="T7">Count the number of shipped orders in the Orders table.</text:span></text:p>
      <text:p text:style-name="P20">select Status,count(*) as Total from Orders group by Status;</text:p>
      <text:p text:style-name="P14"/>
      <text:p text:style-name="P21"><text:span text:style-name="T10">21.</text:span><text:span text:style-name="T7">Return the average price of all Products, in Rands and in Dollars (assume the exchange rate is R12 to the Dollar).</text:span></text:p>
      <text:p text:style-name="P21"><text:span text:style-name="T2">SELECT AVG(BuyPrice) AS AveragePrice FROM Products; <text:s/></text:span><text:span text:style-name="T6">gives R467.67</text:span></text:p>
      <text:p text:style-name="P18">We then divide R467.67 by 12 to get the average amount in Dollars:</text:p>
      <text:p text:style-name="P19"><text:soft-page-break/>467.67 /12 = <text:s/>$<text:span text:style-name="T11">38.97</text:span></text:p>
      <text:p text:style-name="P14"/>
      <text:p text:style-name="P21"><text:span text:style-name="T10">22. </text:span><text:span text:style-name="T7">Using INNER JOIN create a query that selects all Payments with Customer information.</text:span></text:p>
      <text:p text:style-name="P20">SELECT*</text:p>
      <text:p text:style-name="P20">FROM Payments</text:p>
      <text:p text:style-name="P20">INNER JOIN Customers</text:p>
      <text:p text:style-name="P20">ON Payments.Customer_id = Customers.Customer_id;</text:p>
      <text:p text:style-name="P14"/>
      <text:p text:style-name="P21"><text:span text:style-name="T10">23.</text:span><text:span text:style-name="T7">Document what information is stored in your database. Be sure to say what information is kept in what table, and which keys link the records between tables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51:11.690985278</meta:creation-date>
    <dc:date>2019-06-13T13:53:08.820579938</dc:date>
    <meta:editing-duration>PT1M58S</meta:editing-duration>
    <meta:editing-cycles>1</meta:editing-cycles>
    <meta:document-statistic meta:table-count="0" meta:image-count="0" meta:object-count="0" meta:page-count="3" meta:paragraph-count="50" meta:word-count="409" meta:character-count="2566" meta:non-whitespace-character-count="2205"/>
    <meta:generator>LibreOffice/6.2.4.2$Linux_X86_64 LibreOffice_project/20$Build-2</meta:generator>
  </office:meta>
</office:document-meta>
</file>